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9ae7" officeooo:paragraph-rsid="000e9ae7"/>
    </style:style>
    <style:style style:name="P2" style:family="paragraph" style:parent-style-name="Standard">
      <style:paragraph-properties fo:text-align="start" style:justify-single-word="false"/>
      <style:text-properties officeooo:rsid="000e9ae7" officeooo:paragraph-rsid="000e9ae7"/>
    </style:style>
    <style:style style:name="P3" style:family="paragraph" style:parent-style-name="Standard">
      <style:paragraph-properties fo:text-align="start" style:justify-single-word="false"/>
      <style:text-properties officeooo:rsid="0011a92a" officeooo:paragraph-rsid="0011a92a"/>
    </style:style>
    <style:style style:name="P4" style:family="paragraph" style:parent-style-name="Standard">
      <style:paragraph-properties fo:text-align="start" style:justify-single-word="false"/>
      <style:text-properties officeooo:rsid="0011a92a" officeooo:paragraph-rsid="00144c49"/>
    </style:style>
    <style:style style:name="P5" style:family="paragraph" style:parent-style-name="Standard">
      <style:paragraph-properties fo:text-align="start" style:justify-single-word="false"/>
      <style:text-properties officeooo:paragraph-rsid="0015550b"/>
    </style:style>
    <style:style style:name="P6" style:family="paragraph" style:parent-style-name="Standard">
      <style:paragraph-properties fo:text-align="start" style:justify-single-word="false"/>
      <style:text-properties officeooo:paragraph-rsid="00275b45"/>
    </style:style>
    <style:style style:name="P7" style:family="paragraph" style:parent-style-name="Standard">
      <style:paragraph-properties fo:text-align="start" style:justify-single-word="false"/>
      <style:text-properties officeooo:paragraph-rsid="002e012f"/>
    </style:style>
    <style:style style:name="P8" style:family="paragraph" style:parent-style-name="Standard">
      <style:paragraph-properties fo:text-align="start" style:justify-single-word="false"/>
      <style:text-properties officeooo:paragraph-rsid="002e2a85"/>
    </style:style>
    <style:style style:name="P9" style:family="paragraph" style:parent-style-name="Standard">
      <style:paragraph-properties fo:text-align="start" style:justify-single-word="false"/>
      <style:text-properties officeooo:rsid="0015f89b" officeooo:paragraph-rsid="0015f89b"/>
    </style:style>
    <style:style style:name="P10" style:family="paragraph" style:parent-style-name="Standard">
      <style:paragraph-properties fo:text-align="start" style:justify-single-word="false"/>
      <style:text-properties officeooo:rsid="001755ed" officeooo:paragraph-rsid="001755ed"/>
    </style:style>
    <style:style style:name="P11" style:family="paragraph" style:parent-style-name="Standard">
      <style:paragraph-properties fo:text-align="start" style:justify-single-word="false"/>
      <style:text-properties officeooo:rsid="00196668" officeooo:paragraph-rsid="00196668"/>
    </style:style>
    <style:style style:name="P12" style:family="paragraph" style:parent-style-name="Standard">
      <style:paragraph-properties fo:text-align="start" style:justify-single-word="false"/>
      <style:text-properties officeooo:rsid="001c1e82" officeooo:paragraph-rsid="001c1e82"/>
    </style:style>
    <style:style style:name="P13" style:family="paragraph" style:parent-style-name="Standard">
      <style:paragraph-properties fo:text-align="start" style:justify-single-word="false"/>
      <style:text-properties officeooo:rsid="001c824e" officeooo:paragraph-rsid="001c824e"/>
    </style:style>
    <style:style style:name="P14" style:family="paragraph" style:parent-style-name="Standard">
      <style:paragraph-properties fo:text-align="start" style:justify-single-word="false"/>
      <style:text-properties officeooo:rsid="001d45b0" officeooo:paragraph-rsid="001d45b0"/>
    </style:style>
    <style:style style:name="P15" style:family="paragraph" style:parent-style-name="Standard">
      <style:paragraph-properties fo:text-align="start" style:justify-single-word="false"/>
      <style:text-properties officeooo:rsid="00200a22" officeooo:paragraph-rsid="00200a22"/>
    </style:style>
    <style:style style:name="P16" style:family="paragraph" style:parent-style-name="Standard">
      <style:paragraph-properties fo:text-align="start" style:justify-single-word="false"/>
      <style:text-properties officeooo:rsid="0020672d" officeooo:paragraph-rsid="0020672d"/>
    </style:style>
    <style:style style:name="P17" style:family="paragraph" style:parent-style-name="Standard">
      <style:paragraph-properties fo:text-align="start" style:justify-single-word="false"/>
      <style:text-properties officeooo:rsid="00221d29" officeooo:paragraph-rsid="00221d29"/>
    </style:style>
    <style:style style:name="P18" style:family="paragraph" style:parent-style-name="Standard">
      <style:paragraph-properties fo:text-align="start" style:justify-single-word="false"/>
      <style:text-properties officeooo:rsid="00144c49" officeooo:paragraph-rsid="0015550b"/>
    </style:style>
    <style:style style:name="P19" style:family="paragraph" style:parent-style-name="Standard">
      <style:paragraph-properties fo:text-align="start" style:justify-single-word="false"/>
      <style:text-properties officeooo:rsid="00275b45" officeooo:paragraph-rsid="00275b45"/>
    </style:style>
    <style:style style:name="P20" style:family="paragraph" style:parent-style-name="Standard">
      <style:paragraph-properties fo:text-align="start" style:justify-single-word="false"/>
      <style:text-properties officeooo:rsid="00275b45" officeooo:paragraph-rsid="0036bc52"/>
    </style:style>
    <style:style style:name="P21" style:family="paragraph" style:parent-style-name="Standard">
      <style:paragraph-properties fo:text-align="start" style:justify-single-word="false"/>
      <style:text-properties officeooo:rsid="00290b08" officeooo:paragraph-rsid="00290b08"/>
    </style:style>
    <style:style style:name="P22" style:family="paragraph" style:parent-style-name="Standard">
      <style:paragraph-properties fo:text-align="start" style:justify-single-word="false"/>
      <style:text-properties officeooo:rsid="0030077f" officeooo:paragraph-rsid="0030077f"/>
    </style:style>
    <style:style style:name="P23" style:family="paragraph" style:parent-style-name="Standard">
      <style:paragraph-properties fo:text-align="start" style:justify-single-word="false"/>
      <style:text-properties officeooo:rsid="00305e26" officeooo:paragraph-rsid="00305e26"/>
    </style:style>
    <style:style style:name="P24" style:family="paragraph" style:parent-style-name="Standard">
      <style:paragraph-properties fo:text-align="start" style:justify-single-word="false"/>
      <style:text-properties officeooo:rsid="00177acd" officeooo:paragraph-rsid="00177acd"/>
    </style:style>
    <style:style style:name="P25" style:family="paragraph" style:parent-style-name="Standard">
      <style:paragraph-properties fo:text-align="start" style:justify-single-word="false"/>
      <style:text-properties officeooo:rsid="003396a6" officeooo:paragraph-rsid="003396a6"/>
    </style:style>
    <style:style style:name="P26" style:family="paragraph" style:parent-style-name="Standard">
      <style:paragraph-properties fo:text-align="start" style:justify-single-word="false"/>
      <style:text-properties officeooo:rsid="00278b94" officeooo:paragraph-rsid="002e012f"/>
    </style:style>
    <style:style style:name="P27" style:family="paragraph" style:parent-style-name="Standard">
      <style:paragraph-properties fo:text-align="start" style:justify-single-word="false"/>
      <style:text-properties fo:font-style="normal" officeooo:rsid="0036c466" officeooo:paragraph-rsid="0036c466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tyle="normal" officeooo:rsid="003dfe56" officeooo:paragraph-rsid="003dfe56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tyle="normal" officeooo:rsid="003e4f9e" officeooo:paragraph-rsid="003e4f9e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tyle="normal" officeooo:rsid="003f3142" officeooo:paragraph-rsid="003f3142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tyle="normal" officeooo:rsid="00403382" officeooo:paragraph-rsid="00403382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tyle="normal" officeooo:rsid="0041fd40" officeooo:paragraph-rsid="0041fd40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officeooo:rsid="003a101f" officeooo:paragraph-rsid="003a101f"/>
    </style:style>
    <style:style style:name="P34" style:family="paragraph" style:parent-style-name="Standard">
      <style:paragraph-properties fo:text-align="start" style:justify-single-word="false"/>
      <style:text-properties officeooo:rsid="004114de" officeooo:paragraph-rsid="004114de"/>
    </style:style>
    <style:style style:name="P35" style:family="paragraph" style:parent-style-name="Standard">
      <style:paragraph-properties fo:text-align="start" style:justify-single-word="false"/>
      <style:text-properties fo:font-style="normal" officeooo:rsid="0041fd40" officeooo:paragraph-rsid="0041fd40" style:font-style-asian="normal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style="normal" officeooo:rsid="00403382" officeooo:paragraph-rsid="00403382" style:font-style-asian="normal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style="normal" officeooo:rsid="0044a5d8" officeooo:paragraph-rsid="0044a5d8" style:font-style-asian="normal" style:font-style-complex="normal"/>
    </style:style>
    <style:style style:name="P38" style:family="paragraph" style:parent-style-name="Standard">
      <style:paragraph-properties fo:text-align="start" style:justify-single-word="false"/>
      <style:text-properties fo:font-style="normal" officeooo:rsid="00459275" officeooo:paragraph-rsid="00459275" style:font-style-asian="normal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style="normal" officeooo:rsid="00464a41" officeooo:paragraph-rsid="00464a41" style:font-style-asian="normal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style="normal" officeooo:rsid="004672ec" officeooo:paragraph-rsid="004672ec" style:font-style-asian="normal" style:font-style-complex="normal"/>
    </style:style>
    <style:style style:name="P41" style:family="paragraph" style:parent-style-name="Standard">
      <style:paragraph-properties fo:text-align="start" style:justify-single-word="false"/>
      <style:text-properties fo:font-style="normal" officeooo:rsid="00471194" officeooo:paragraph-rsid="00471194" style:font-style-asian="normal" style:font-style-complex="normal"/>
    </style:style>
    <style:style style:name="T1" style:family="text">
      <style:text-properties officeooo:rsid="0012c7bc"/>
    </style:style>
    <style:style style:name="T2" style:family="text">
      <style:text-properties officeooo:rsid="00144c49"/>
    </style:style>
    <style:style style:name="T3" style:family="text">
      <style:text-properties officeooo:rsid="0015550b"/>
    </style:style>
    <style:style style:name="T4" style:family="text">
      <style:text-properties officeooo:rsid="0015f89b"/>
    </style:style>
    <style:style style:name="T5" style:family="text">
      <style:text-properties officeooo:rsid="001e5f37"/>
    </style:style>
    <style:style style:name="T6" style:family="text">
      <style:text-properties officeooo:rsid="00200a22"/>
    </style:style>
    <style:style style:name="T7" style:family="text">
      <style:text-properties officeooo:rsid="0023914c"/>
    </style:style>
    <style:style style:name="T8" style:family="text">
      <style:text-properties officeooo:rsid="00275b45"/>
    </style:style>
    <style:style style:name="T9" style:family="text">
      <style:text-properties officeooo:rsid="00284d71"/>
    </style:style>
    <style:style style:name="T10" style:family="text">
      <style:text-properties officeooo:rsid="00290b08"/>
    </style:style>
    <style:style style:name="T11" style:family="text">
      <style:text-properties officeooo:rsid="002abf13"/>
    </style:style>
    <style:style style:name="T12" style:family="text">
      <style:text-properties officeooo:rsid="002c8688"/>
    </style:style>
    <style:style style:name="T13" style:family="text">
      <style:text-properties officeooo:rsid="002e012f"/>
    </style:style>
    <style:style style:name="T14" style:family="text">
      <style:text-properties officeooo:rsid="002e2a85"/>
    </style:style>
    <style:style style:name="T15" style:family="text">
      <style:text-properties officeooo:rsid="002f8ff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913b1" style:font-style-asian="normal" style:font-style-complex="normal"/>
    </style:style>
    <style:style style:name="T19" style:family="text">
      <style:text-properties fo:font-style="normal" officeooo:rsid="003becd7" style:font-style-asian="normal" style:font-style-complex="normal"/>
    </style:style>
    <style:style style:name="T20" style:family="text">
      <style:text-properties officeooo:rsid="0036bc52"/>
    </style:style>
    <style:style style:name="T21" style:family="text">
      <style:text-properties officeooo:rsid="00387873"/>
    </style:style>
    <style:style style:name="T22" style:family="text">
      <style:text-properties officeooo:rsid="003a101f"/>
    </style:style>
    <style:style style:name="T23" style:family="text">
      <style:text-properties officeooo:rsid="003cda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em Terminal Linux – T.C.L</text:p>
      <text:p text:style-name="P1"/>
      <text:p text:style-name="P2"/>
      <text:p text:style-name="P2"/>
      <text:p text:style-name="P2">Abrir o terminal/<text:span text:style-name="T23">shell/konsole</text:span>: CTRL + ALT + T</text:p>
      <text:p text:style-name="P2"/>
      <text:p text:style-name="P3"><text:span text:style-name="T2">~</text:span> - Significa o local Usuário(está na pasta usuário )</text:p>
      <text:p text:style-name="P4"><text:span text:style-name="T2">PWD</text:span><text:span text:style-name="T1"> - Mostra o caminho até onde você está logado(ex: home/usuario)</text:span></text:p>
      <text:p text:style-name="P18">LS ou DIR – Mostra todas as pastas que estão no diretório atual</text:p>
      <text:p text:style-name="P5"><text:span text:style-name="T3">LS </text:span><text:span text:style-name="T4">D</text:span><text:span text:style-name="T3">ocumentos – ele mostra as pastas dentro de documento(ex: ls </text:span><text:span text:style-name="T4">D</text:span><text:span text:style-name="T3">ownloads, ls </text:span><text:span text:style-name="T4">I</text:span><text:span text:style-name="T3">magens).</text:span></text:p>
      <text:p text:style-name="P9">CUIDADO: diferenças entre maiúsculo e minúsculo.</text:p>
      <text:p text:style-name="P10">CD – entra em diretórios (ex: ~ cd Documentos = entrou em documentos).</text:p>
      <text:p text:style-name="P24">MKDIR – Cria uma pasta.</text:p>
      <text:p text:style-name="P25">RMDIR – Apaga um diretório/pasta <text:span text:style-name="T22">atual.</text:span></text:p>
      <text:p text:style-name="P33">RM nome-do-arquivo – apaga o arquivo informado.</text:p>
      <text:p text:style-name="P34">RM -R* - Remove todos os arquivos da pasta.</text:p>
      <text:p text:style-name="P11">CD .. - Retorna a um diretório anterior.</text:p>
      <text:p text:style-name="P12">CD / - Irá para o diretório raiz.</text:p>
      <text:p text:style-name="P13">LS -L – Mostra os diretório com detalhes.(LS menos L).</text:p>
      <text:p text:style-name="P14">MAN – Manual, informa o que faz o comando e todos as opções de uso ex: man pwd, man cd. “<text:span text:style-name="T6">Q” para sair</text:span></text:p>
      <text:p text:style-name="P14">--<text:span text:style-name="T5">HELP – envia o manual do comando em português caso seu linux for em português. Ex: ls –help, pwd –help, cd –help (menos menos). “</text:span><text:span text:style-name="T6">Q” para sair.</text:span></text:p>
      <text:p text:style-name="P15">CD ~ - volta para a pasta pessoal</text:p>
      <text:p text:style-name="P16">HISTORY – Mostra o histórico de comandos utilizados no terminal.</text:p>
      <text:p text:style-name="P17">SETA PRA CIMA – Mostra os comandos digitados anteriormente.</text:p>
      <text:p text:style-name="P17">!! - <text:span text:style-name="T7">Repete o último comando usado</text:span></text:p>
      <text:p text:style-name="P19">CTRL+C – Cancela o comando atual em funcionamento.</text:p>
      <text:p text:style-name="P19">CTRL+Z – Pausa o comando atual, em primeiro plano ou segundo.</text:p>
      <text:p text:style-name="P6"><text:span text:style-name="T8">CTRL+W – Apaga a última palavra da linha </text:span><text:span text:style-name="T9">de comando.</text:span></text:p>
      <text:p text:style-name="P19">CTRL+U – Apaga a linha inteira.</text:p>
      <text:p text:style-name="P19">CTRL+R – Busca um comando recente.</text:p>
      <text:p text:style-name="P20">CTRL+D – Faz o logout da sessão atual.(sai do terminal)</text:p>
      <text:p text:style-name="P19">EXIT – <text:span text:style-name="T20">Faz logout da sessão atual.</text:span>(sai do terminal)</text:p>
      <text:p text:style-name="P26">CLEAR – limpa o konsole/terminal.</text:p>
      <text:p text:style-name="P7"><text:span text:style-name="T10">MV – Mover uma pasta ou renomear um arquivo. </text:span><text:span text:style-name="T11">RENOMEAR(mv “nome-da-pasta” “novo-nome-da-pasta”. Ex: mv Teste NovoNome</text:span><text:span text:style-name="T12">)</text:span><text:span text:style-name="T11"> / </text:span><text:span text:style-name="T12">MOVER(mv Teste ~ ) </text:span><text:span text:style-name="T13">a pasta vai para diretório usuário.</text:span></text:p>
      <text:p text:style-name="P8"><text:span text:style-name="T14">TOUCH – Para criar arquivos vazios. Ex: touch teste.txt (cria um documento txt vazio. </text:span><text:span text:style-name="T15">Também pode ser renomeado com o comando MV</text:span><text:span text:style-name="T14">).</text:span></text:p>
      <text:p text:style-name="P22">CP – Faz uma cópia do arquivo. Ex: cp teste.<text:span text:style-name="T21">t</text:span>xt <text:span text:style-name="T16">home/</text:span><text:span text:style-name="T17">usuário (copiou e colou no diretório </text:span><text:span text:style-name="T18">usuário</text:span><text:span text:style-name="T17">).</text:span></text:p>
      <text:p text:style-name="P23"><text:span text:style-name="T19">TAB</text:span><text:span text:style-name="T17"> – O terminal completa a palavra automaticamente.</text:span></text:p>
      <text:p text:style-name="P27">SUDO – Permissão especial de administrador.</text:p>
      <text:p text:style-name="P27"/>
      <text:p text:style-name="P28">NANO – Para editar texto pelo terminal. ^ = CTRL. ^G = (CTRL + G)</text:p>
      <text:p text:style-name="P29">CAT NOME DO ARQUIVO – visualizar arquivos txt.</text:p>
      <text:p text:style-name="P29"/>
      <text:p text:style-name="P30">CAL – Irá mostrar o calendário</text:p>
      <text:p text:style-name="P30"/>
      <text:p text:style-name="P31">FIND – Busca arquivos</text:p>
      <text:p text:style-name="P31">FILE – Exibe o tipo do arquivos</text:p>
      <text:p text:style-name="P31"/>
      <text:p text:style-name="P37">LSPCI – Mostra todos os drivers e dispositivos físicos instalados no computador.</text:p>
      <text:p text:style-name="P41"><text:soft-page-break/>LSCPU – Mostra a configuração do sistema.</text:p>
      <text:p text:style-name="P38">LSUSB – todos os dispositivos usb conectados.</text:p>
      <text:p text:style-name="P39">ARCH – Mostra arquitetura do sistema</text:p>
      <text:p text:style-name="P40">SHUTDOWN -R NOW – Comando para desligar o pc.</text:p>
      <text:p text:style-name="P31"/>
      <text:p text:style-name="P32">SITE: guiafoca (Sobre Linux)</text:p>
      <text:p text:style-name="P32"/>
      <text:p text:style-name="P31"/>
      <text:p text:style-name="P8"/>
      <text:p text:style-name="P21"/>
      <text:p text:style-name="P19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22:20:25.279811409</meta:creation-date>
    <dc:date>2021-02-08T12:13:13.813237580</dc:date>
    <meta:editing-duration>PT4H17M7S</meta:editing-duration>
    <meta:editing-cycles>48</meta:editing-cycles>
    <meta:generator>LibreOffice/6.4.6.2$Linux_X86_64 LibreOffice_project/40$Build-2</meta:generator>
    <meta:document-statistic meta:table-count="0" meta:image-count="0" meta:object-count="0" meta:page-count="2" meta:paragraph-count="45" meta:word-count="414" meta:character-count="2514" meta:non-whitespace-character-count="2111"/>
  </office:meta>
</office:document-meta>
</file>